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margin-top="0cm" fo:margin-bottom="0cm" loext:contextual-spacing="false"/>
    </style:style>
    <style:style style:name="P4" style:family="paragraph" style:parent-style-name="Text_20_body">
      <style:text-properties officeooo:paragraph-rsid="00860f14"/>
    </style:style>
    <style:style style:name="T1" style:family="text">
      <style:text-properties officeooo:rsid="0084dc7a"/>
    </style:style>
    <style:style style:name="T2" style:family="text">
      <style:text-properties officeooo:rsid="00860f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"><text:span text:style-name="T2">22</text:span>.09.2019 - 7.2.8.12 Editors - 3D View - Header - Text - Edit mode - Edit menu.pdf</text:p>
      <text:p text:style-name="Standard">21.09.2019 - Fixes at chapter 7.2.8.8 and 7.2.8.9, added chapter 7.2.8.10 Editors - 3D View - Header - Surface - <text:s/>Edit mode - Surface menu<text:span text:style-name="T1">, added 7.2.8.11 Editors - 3D View - Header - Metaball - <text:s/>Edit mode - Metaball menu.pdf</text:span>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<text:soft-page-break/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5M2S</meta:editing-duration>
    <meta:editing-cycles>106</meta:editing-cycles>
    <meta:generator>LibreOffice/6.3.0.4$Windows_X86_64 LibreOffice_project/057fc023c990d676a43019934386b85b21a9ee99</meta:generator>
    <dc:date>2019-09-22T13:20:17.817000000</dc:date>
    <meta:document-statistic meta:table-count="1" meta:image-count="0" meta:object-count="0" meta:page-count="2" meta:paragraph-count="55" meta:word-count="686" meta:character-count="3904" meta:non-whitespace-character-count="3266"/>
    <meta:template xlink:type="simple" xlink:actuate="onRequest" xlink:title="standard1cm" xlink:href="../../../../AppData/Roaming/LibreOffice/4/user/template/standard1cm.ott" meta:date="2016-03-28T18:47:57.125000000"/>
  </office:meta>
</office:document-meta>
</file>